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style:font-size-asian="10pt" style:font-size-complex="10pt"/>
    </style:style>
    <style:style style:name="P2" style:family="paragraph" style:parent-style-name="Standard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FreeMono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style:font-size-asian="10.5pt" style:font-size-complex="12pt"/>
    </style:style>
    <style:style style:name="P8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2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Preformatted_20_Text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/>
    </style:style>
    <style:style style:name="T3" style:family="text">
      <style:text-properties style:font-name="FreeMono"/>
    </style:style>
    <style:style style:name="T4" style:family="text">
      <style:text-properties style:font-name="FreeMono" fo:font-size="10pt" style:font-size-asian="10pt" style:font-size-complex="10pt"/>
    </style:style>
    <style:style style:name="T5" style:family="text">
      <style:text-properties style:font-name="FreeMono"/>
    </style:style>
    <style:style style:name="T6" style:family="text">
      <style:text-properties style:font-name="FreeMono" fo:font-size="10pt" style:font-size-asian="10pt" style:font-size-complex="10pt"/>
    </style:style>
    <style:style style:name="T7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coding Raw BLS Files</text:p>
      <text:p text:style-name="P10">Tom Kuiper</text:p>
      <text:p text:style-name="Standard"/>
      <text:p text:style-name="Standard"/>
      <text:p text:style-name="P11">Getting a Data Sample</text:p>
      <text:p text:style-name="Standard"/>
      <text:p text:style-name="Standard">I revised <text:span text:style-name="T4">venus-ravi2:/usr/local/ravi/post_proc/check_header.c</text:span> to print out the first few values from a data file along with a header. <text:s/>From </text:p>
      <text:p text:style-name="P1">./check_header -l localhost /mnt/PESD_data/vsr1a.1w1.10-113-2200.raw</text:p>
      <text:p text:style-name="Standard">I got this for the data, in (real, imaginary) pairs:</text:p>
      <text:p text:style-name="P1"><text:s/><text:span text:style-name="T1">-1.5</text:span> <text:span text:style-name="T1">-11.5</text:span></text:p>
      <text:p text:style-name="P1"><text:s/><text:span text:style-name="T1">-2.5</text:span> <text:s/><text:span text:style-name="T1">-7.5</text:span></text:p>
      <text:p text:style-name="P1"><text:span text:style-name="T1">-35.5</text:span> <text:s/><text:span text:style-name="T1">-8.5</text:span></text:p>
      <text:p text:style-name="P1"><text:s/><text:span text:style-name="T1">70.5</text:span> <text:s text:c="2"/><text:span text:style-name="T1">6.5</text:span></text:p>
      <text:p text:style-name="P1"><text:s/>33.5 -29.5</text:p>
      <text:p text:style-name="P1">-54.5 -22.5</text:p>
      <text:p text:style-name="P1">....</text:p>
      <text:p text:style-name="P7">This illustrates how a word is unpacked. <text:s/>The bold numbers will be matched below. <text:s/>In this case, there are eight bits per sample.</text:p>
      <text:p text:style-name="P7"/>
      <text:p text:style-name="Standard">Reading the first few data bytes from that file into a buffer through an <text:span text:style-name="T4">sshfs</text:span> mount and then unpacking that with <text:span text:style-name="T4">struct.unpack("!16b",buf[0:16])</text:span> and adding 0.5 to round it I got:</text:p>
      <text:p text:style-name="P1">-16.5, <text:span text:style-name="T1">-11.5</text:span>, <text:s/>-6.5, <text:s/><text:span text:style-name="T1">-1.5</text:span>,</text:p>
      <text:p text:style-name="P1"><text:s/>16.5, <text:s/><text:span text:style-name="T1">-7.5</text:span>, -14.5, <text:s/><text:span text:style-name="T1">-2.5</text:span>,</text:p>
      <text:p text:style-name="P1">-49.5, <text:s/><text:span text:style-name="T1">-8.5</text:span>, <text:s/><text:span text:style-name="T1"><text:s/></text:span><text:span text:style-name="T9">6.5</text:span>, <text:span text:style-name="T1">-35.5</text:span>,</text:p>
      <text:p text:style-name="P1"><text:s/>34.5, <text:s text:c="2"/><text:span text:style-name="T1">6.5</text:span>, <text:s/>41.5, <text:s/><text:span text:style-name="T1">70.5</text:span></text:p>
      <text:p text:style-name="P5">Newlines were added by hand to make the pattern clear. <text:s/>I've used boldface to show how they match up with the <text:span text:style-name="T4">check_header</text:span> output. <text:s/>Using </text:p>
      <text:p text:style-name="P5"><text:span text:style-name="T4">struct.unpack("!xbxbxbxbxbxbxbxb",buf[0:16])</text:span><text:span text:style-name="T2"> </text:span></text:p>
      <text:p text:style-name="P6">I get this:</text:p>
      <text:p text:style-name="P2"><text:s/>(-12, -2, -8, -3, -9, -36, 6, 70)</text:p>
      <text:p text:style-name="P6">which, adding 0.5, gives what's expected. <text:s/>So where do these unexpected bytes come from? <text:s/>Doing this on ravi2:</text:p>
      <text:p text:style-name="P4">kuiper@venus-ravi2:/usr/local/ravi/post_proc$ od -j 152 -N 16 -t d1 /mnt/PESD_data/vsr1a.1w1.10-113-2200.raw</text:p>
      <text:p text:style-name="P4">0000230 <text:s/>-17 <text:s/>-12 <text:s text:c="2"/>-7 <text:s text:c="2"/>-2 <text:s text:c="2"/>16 <text:s text:c="2"/>-8 <text:s/>-15 <text:s text:c="2"/>-3 <text:s/>-50 <text:s text:c="2"/>-9 <text:s text:c="3"/>6 <text:s/>-36 <text:s text:c="2"/>34 <text:s text:c="3"/>6 <text:s text:c="2"/>41 <text:s text:c="2"/>70</text:p>
      <text:p text:style-name="P6">which confirms what I see over an <text:span text:style-name="T4">sshfs</text:span> mount. <text:s/>Is it possible that <text:span text:style-name="T3">vdr_io</text:span> between a 32-bit machine (<text:span text:style-name="T4">venus-vsr1</text:span>) and a 64-bit machine (<text:span text:style-name="T4">ravi2</text:span>) uses only every other byte on disk?</text:p>
      <text:p text:style-name="P6"/>
      <text:p text:style-name="P6"/>
      <text:p text:style-name="P8"><text:span text:style-name="T3">vdr_io</text:span> on <text:span text:style-name="T3">ravi2</text:span></text:p>
      <text:p text:style-name="P6"/>
      <text:p text:style-name="P6">This is the full output with header:</text:p>
      <text:p text:style-name="P2">kuiper@venus-ravi2:/usr/local/ravi/post_proc$ ./check_header -l localhost /mnt/PESD_data/vsr1a.1w1.10-113-2200.raw</text:p>
      <text:p text:style-name="P2">print_rcd&gt;&gt;&gt;</text:p>
      <text:p text:style-name="P2"><text:s text:c="9"/>type VSRD</text:p>
      <text:p text:style-name="P2"><text:s text:c="9"/>rec len 2000152</text:p>
      <text:p text:style-name="P2"><text:s text:c="9"/>rec ver 3</text:p>
      <text:p text:style-name="P2"><text:soft-page-break/><text:s text:c="9"/>soft ver 25</text:p>
      <text:p text:style-name="P2"><text:s text:c="9"/>spc id 13</text:p>
      <text:p text:style-name="P2"><text:s text:c="9"/>vsr id 0</text:p>
      <text:p text:style-name="P2"><text:s text:c="9"/>schan id 2</text:p>
      <text:p text:style-name="P2"><text:s text:c="9"/>bps 8</text:p>
      <text:p text:style-name="P2"><text:s text:c="9"/>sample rate 1000</text:p>
      <text:p text:style-name="P2"><text:s text:c="9"/>sdplr <text:s/>0</text:p>
      <text:p text:style-name="P2"><text:s text:c="9"/>prdx_dss_id 0</text:p>
      <text:p text:style-name="P2"><text:s text:c="9"/>prdx_sc_id 0</text:p>
      <text:p text:style-name="P2"><text:s text:c="9"/>prdx_pass_num 0</text:p>
      <text:p text:style-name="P2"><text:s text:c="9"/>prdx_uplink_band X</text:p>
      <text:p text:style-name="P2"><text:s text:c="9"/>prdx_downlink_band X</text:p>
      <text:p text:style-name="P2"><text:s text:c="9"/>trk_mode 1</text:p>
      <text:p text:style-name="P2"><text:s text:c="9"/>uplink_dss_id 0</text:p>
      <text:p text:style-name="P2"><text:s text:c="9"/>ddc_lo 306</text:p>
      <text:p text:style-name="P2"><text:s text:c="9"/>rf_to_if_lo 8100</text:p>
      <text:p text:style-name="P2"><text:s text:c="9"/>data_error 0</text:p>
      <text:p text:style-name="P2"><text:s text:c="9"/>year 2010</text:p>
      <text:p text:style-name="P2"><text:s text:c="9"/>doy 113</text:p>
      <text:p text:style-name="P2"><text:s text:c="9"/>sec 79800</text:p>
      <text:p text:style-name="P2"><text:s text:c="9"/>data_time_offset 31</text:p>
      <text:p text:style-name="P2"><text:s text:c="9"/>frov== 8430000000.000000</text:p>
      <text:p text:style-name="P2"><text:s text:c="9"/>fro 0.000000</text:p>
      <text:p text:style-name="P2"><text:s text:c="9"/>frr 0.000000</text:p>
      <text:p text:style-name="P2"><text:s text:c="9"/>sfro -24000000.000000</text:p>
      <text:p text:style-name="P2"><text:s text:c="9"/>rf_freq 8406000000.000000</text:p>
      <text:p text:style-name="P2"><text:s text:c="9"/>schan_accum_phase 0.000000</text:p>
      <text:p text:style-name="P2"><text:s text:c="9"/>schan_phase_poly 0.000000</text:p>
      <text:p text:style-name="P2"><text:s text:c="9"/>schan_phase_poly -0.000000</text:p>
      <text:p text:style-name="P2"><text:s text:c="9"/>schan_phase_poly 0.000000</text:p>
      <text:p text:style-name="P2"><text:s text:c="9"/>schan_phase_poly 0.000000</text:p>
      <text:p text:style-name="P2"><text:s text:c="9"/>schan_label 8</text:p>
      <text:p text:style-name="P2"><text:s text:c="9"/>schan_label 4</text:p>
      <text:p text:style-name="P2"><text:s text:c="9"/>schan_label 0</text:p>
      <text:p text:style-name="P2"><text:s text:c="9"/>schan_label 6</text:p>
      <text:p text:style-name="P2">print_rcd&gt;&gt;&gt;</text:p>
      <text:p text:style-name="P2">Record data size = 2000000</text:p>
      <text:p text:style-name="P2">Total record size = 2000152</text:p>
      <text:p text:style-name="P2">Samples per record = 1000000</text:p>
      <text:p text:style-name="P2">8 bits per sample</text:p>
      <text:p text:style-name="P2">Getting record</text:p>
      <text:p text:style-name="P2">Got record</text:p>
      <text:p text:style-name="P2">8 bits per sample</text:p>
      <text:p text:style-name="P2">2 samples per 32 bit word</text:p>
      <text:p text:style-name="P2">Allocating FFT data size = 1024</text:p>
      <text:p text:style-name="P2">Getting data</text:p>
      <text:p text:style-name="P2">Got data</text:p>
      <text:p text:style-name="P2"><text:s/><text:span text:style-name="T1">-1.5 -11.5</text:span></text:p>
      <text:p text:style-name="P2"><text:s/><text:span text:style-name="T1">-2.5 <text:s/>-7.5</text:span></text:p>
      <text:p text:style-name="P3">-35.5 <text:s/>-8.5</text:p>
      <text:p text:style-name="P3"><text:s/>70.5 <text:s text:c="2"/>6.5</text:p>
      <text:p text:style-name="P3"><text:s/>33.5 -29.5</text:p>
      <text:p text:style-name="P3"><text:soft-page-break/>-54.5 -22.5</text:p>
      <text:p text:style-name="P3"><text:s/>53.5 <text:s text:c="2"/>1.5</text:p>
      <text:p text:style-name="P3"><text:s/>54.5 <text:s/>-5.5</text:p>
      <text:p text:style-name="P2">-58.5 <text:s/>49.5</text:p>
      <text:p text:style-name="P2"><text:s/>56.5 <text:s/>30.5</text:p>
      <text:p text:style-name="P2"><text:s/>58.5 <text:s/>18.5</text:p>
      <text:p text:style-name="P2">-27.5 <text:s text:c="2"/>0.5</text:p>
      <text:p text:style-name="P2">-25.5 <text:s/>27.5</text:p>
      <text:p text:style-name="P2"><text:s/>22.5 <text:s/>10.5</text:p>
      <text:p text:style-name="P2">-28.5 -61.5</text:p>
      <text:p text:style-name="P2">-12.5 <text:s/>13.5</text:p>
      <text:p text:style-name="P2"/>
      <text:p text:style-name="P5">Directly from the disk as int8:</text:p>
      <text:p text:style-name="P2">kuiper@venus-ravi2:/mnt/PESD_data$ od -j 152 -N 32 -t d1 /mnt/PESD_data/vsr1a.1w1.10-113-2200.raw</text:p>
      <text:p text:style-name="P2">0000230 <text:s/>-17 <text:s/><text:span text:style-name="T1">-12</text:span> <text:s text:c="2"/>-7 <text:s text:c="2"/><text:span text:style-name="T1">-2</text:span> <text:s text:c="2"/>16 <text:s text:c="2"/><text:span text:style-name="T1">-8</text:span> <text:s/>-15 <text:s text:c="2"/><text:span text:style-name="T1">-3</text:span></text:p>
      <text:p text:style-name="P2"><text:s text:c="9"/>-50 <text:s text:c="2"/><text:span text:style-name="T1">-9</text:span> <text:s text:c="3"/>6 <text:s/><text:span text:style-name="T1">-36</text:span> <text:s text:c="2"/>34 <text:s text:c="3"/><text:span text:style-name="T1">6</text:span> <text:s text:c="2"/>41 <text:s text:c="2"/><text:span text:style-name="T1">70</text:span></text:p>
      <text:p text:style-name="P2">0000250 <text:s/>-63 <text:s/><text:span text:style-name="T1">-30</text:span> <text:s text:c="2"/>13 <text:s text:c="2"/><text:span text:style-name="T1">33</text:span> <text:s text:c="2"/>37 <text:s/><text:span text:style-name="T1">-23</text:span> <text:s text:c="3"/>9 <text:s/><text:span text:style-name="T1">-55</text:span></text:p>
      <text:p text:style-name="P2"><text:s text:c="9"/>-51 <text:s text:c="3"/><text:span text:style-name="T1">1</text:span> <text:s text:c="2"/>35 <text:s text:c="2"/><text:span text:style-name="T1">53</text:span> <text:s text:c="2"/>80 <text:s text:c="2"/><text:span text:style-name="T1">-6</text:span> <text:s/>-13 <text:s text:c="2"/><text:span text:style-name="T1">54</text:span></text:p>
      <text:p text:style-name="P3"/>
      <text:p text:style-name="P2">kuiper@venus-ravi2:/mnt/PESD_data$ od -j 152 -N 32 -x /mnt/PESD_data/vsr1a.1w1.10-113-2200.raw</text:p>
      <text:p text:style-name="P2">0000230 <text:span text:style-name="T1">f4</text:span>ef <text:span text:style-name="T1">fe</text:span>f9 <text:span text:style-name="T1">f8</text:span>10 <text:span text:style-name="T1">fd</text:span>f1 <text:span text:style-name="T1">f7</text:span>ce <text:span text:style-name="T1">dc</text:span>06 <text:span text:style-name="T1">06</text:span>22 <text:span text:style-name="T1">46</text:span>29</text:p>
      <text:p text:style-name="P2">0000250 <text:span text:style-name="T1">e2</text:span>c1 <text:span text:style-name="T1">21</text:span>0d <text:span text:style-name="T1">e9</text:span>25 <text:span text:style-name="T1">c9</text:span>09 <text:span text:style-name="T1">01</text:span>cd <text:span text:style-name="T1">35</text:span>23 <text:span text:style-name="T1">fa</text:span>50 <text:span text:style-name="T1">36</text:span>f3</text:p>
      <text:p text:style-name="P3"/>
      <text:p text:style-name="P6">So it does look like <text:span text:style-name="T4">check_header</text:span>, and presumably every other <text:span text:style-name="T4">post_proc</text:span> program, on a 64-bit machine misses every other byte.</text:p>
      <text:p text:style-name="P6"/>
      <text:p text:style-name="P6"/>
      <text:p text:style-name="P8">Analysis</text:p>
      <text:p text:style-name="P3"/>
      <text:p text:style-name="P6">The explanation may lie in the fact that the ravi post_proc programs compute </text:p>
      <text:p text:style-name="P12">samp_per_32bit_word = (BITS_PER_WORD/2)/ntohs(rcd-&gt;hdr.bits_per_sample);</text:p>
      <text:p text:style-name="P21">where <text:span text:style-name="T4">BITS_PER_WORD</text:span> is architecture dependent. <text:s/>The question then is whether vdr_io does not pack data correctly on a 64-bit machine or whether <text:span text:style-name="T4">get_vdr_data_samples</text:span> unpacks the data incorrectly on a 64-bit machine.</text:p>
      <text:p text:style-name="P21"/>
      <text:p text:style-name="P21">vdr_io was run on both <text:span text:style-name="T4">ravi1</text:span> (<text:span text:style-name="T4">i686</text:span>) and <text:span text:style-name="T4">ravi2</text:span> (<text:span text:style-name="T4">x86_64</text:span>). <text:s/>The data were of a BLS file examined on both:</text:p>
      <text:p text:style-name="P12">ops@ravi1:/raid5$ od -j 152 -N 16 -t d1 vsr1a.1w1.10-147-2015</text:p>
      <text:p text:style-name="P12">0000230 <text:s/>-33 <text:s/>-29 <text:s/>-13 <text:s text:c="2"/>11 <text:s/>-45 <text:s text:c="2"/>-1 <text:s text:c="2"/>25 <text:s/>-15</text:p>
      <text:p text:style-name="P12">0000240 <text:s text:c="2"/>-9 <text:s/>-41 <text:s/>-20 <text:s text:c="2"/>30 <text:s/>-21 <text:s/>-68 <text:s/>-29 <text:s text:c="2"/>-9</text:p>
      <text:p text:style-name="P6">and</text:p>
      <text:p text:style-name="P2">kuiper@venus-ravi2:/mnt/PESD_data$ od -j 152 -N 16 -t d1 vsr1a.1w1.10-147-2015.raw</text:p>
      <text:p text:style-name="P2">0000230 <text:s/>-33 <text:s/>-29 <text:s/>-13 <text:s text:c="2"/>11 <text:s/>-45 <text:s text:c="2"/>-1 <text:s text:c="2"/>25 <text:s/>-15</text:p>
      <text:p text:style-name="P2">0000240 <text:s text:c="2"/>-9 <text:s/>-41 <text:s/>-20 <text:s text:c="2"/>30 <text:s/>-21 <text:s/>-68 <text:s/>-29 <text:s text:c="2"/>-9</text:p>
      <text:p text:style-name="P6">There is no difference so the data were packed the same way.</text:p>
      <text:p text:style-name="P6"/>
      <text:p text:style-name="P6">So let's look at what <text:span text:style-name="T4">get_vdr_data_samples</text:span> does. <text:s/>It takes <text:span text:style-name="T4">num_32bit_word</text:span> words from one subchannel record (schan_rcd_t *rcd) and parses each for <text:span text:style-name="T4">samp_per_32bit_word</text:span> samples/word and <text:soft-page-break/>turns them into complex data (<text:span text:style-name="T4">FFTW_COMPLEX *data</text:span>).</text:p>
      <text:p text:style-name="P6"/>
      <text:p text:style-name="P6">Consider the case of 8 bit samples. <text:s/>It takes a 32-bit word and byte-swaps it to handle the Endian difference between the Sun VSR and Linux i86 ravi. <text:s/>Consider the case of 8-bit samples and 32-bit words. <text:s/>After byte-swapping the packing is <text:span text:style-name="T4">[I2][I1][R2][R1]</text:span> for 8-bit samples. <text:s/>So:</text:p>
      <text:list text:style-name="L2">
        <text:list-item>
          <text:p text:style-name="P17">The function takes the 32 bit word and shifts it left 24 bits, leaving the rightmost eight:</text:p>
          <text:p text:style-name="P17"><text:span text:style-name="T4">[R1][00][00][00]</text:span>. <text:s/>It then shifts that back 24 bits leaving the real part of the first sample:</text:p>
          <text:p text:style-name="P17"><text:span text:style-name="T4">[SS][SS][SS][R1]</text:span> where <text:span text:style-name="T4">0xff </text:span>if the sign bit of [R1] is 1, or )x00 otherwise.</text:p>
        </text:list-item>
        <text:list-item>
          <text:p text:style-name="P17">It then shifts the word left 8 bits and right 24 bits:</text:p>
          <text:p text:style-name="P19">[I1][R2][R1][00]</text:p>
          <text:p text:style-name="P17"><text:span text:style-name="T4">[SS][SS][SS][I1]</text:span>. <text:s/>This gives the imaginary part of the first sample.</text:p>
        </text:list-item>
        <text:list-item>
          <text:p text:style-name="P17">Then it takes the word and shifts it left 16 bits and right 24 bits for the real part of the second sample:</text:p>
          <text:p text:style-name="P19">[R2][R1][00][00]</text:p>
          <text:p text:style-name="P17"><text:span text:style-name="T4">[SS][SS][SS][R2]</text:span>.</text:p>
        </text:list-item>
        <text:list-item>
          <text:p text:style-name="P17">Finally, it shifts the word left 0 bits and right 24 bits for the imaginary part of the second sample:</text:p>
          <text:p text:style-name="P17"><text:span text:style-name="T4">[SS][SS][SS][I2]</text:span>.</text:p>
        </text:list-item>
      </text:list>
      <text:p text:style-name="P6">The C code is:</text:p>
      <text:p text:style-name="P6"><text:s text:c="6"/><text:span text:style-name="T4">for (j = 0; j &lt; samp_per_32bit_word; j++)</text:span></text:p>
      <text:p text:style-name="P2"><text:s text:c="6"/>{</text:p>
      <text:p text:style-name="P2"><text:s text:c="9"/>/* left shift &amp; right shift data to obtain isamp and qsamp, this</text:p>
      <text:p text:style-name="P2"><text:s text:c="10"/>* isolates and sign extends the current sample in the vme_data word */</text:p>
      <text:p text:style-name="P2"><text:s text:c="9"/>isamp = ntohl(rcd-&gt;data[i]) &lt;&lt; (32 - (bits_per_sample * (j + 1)));</text:p>
      <text:p text:style-name="P2"><text:s text:c="9"/>isamp &gt;&gt;= (32 - bits_per_sample);</text:p>
      <text:p text:style-name="P2"><text:s text:c="9"/></text:p>
      <text:p text:style-name="P2"><text:s text:c="9"/>qsamp = ntohl(rcd-&gt;data[i]) &lt;&lt; (16 - (bits_per_sample * (j + 1)));</text:p>
      <text:p text:style-name="P2"><text:s text:c="9"/>qsamp &gt;&gt;= (32 – bits_per_sample);</text:p>
      <text:p text:style-name="P6"><text:span text:style-name="T4"><text:s text:c="6"/>}</text:span></text:p>
      <text:p text:style-name="P6"><text:span text:style-name="T4"/></text:p>
      <text:p text:style-name="P6">For 64-bit words the packing is </text:p>
      <text:p text:style-name="P6"><text:span text:style-name="T4">[I4][I3][R4][R3][I2][I1][R2][R1]</text:span></text:p>
      <text:p text:style-name="P6">To get the first real R1, bit-shift left (64-8), then right (64-8): </text:p>
      <text:p text:style-name="P2">&lt;&lt; (bits_per_word – 1*bits_per_sample) : [R1][00][00][00][00][00][00][00]</text:p>
      <text:p text:style-name="P2">&gt;&gt; (bits_per_word – <text:s text:c="2"/>bits_per_sample) : [SS][SS][SS][SS][SS][SS][SS][R1]</text:p>
      <text:p text:style-name="P6">I1: left (64-24), right (64-8):</text:p>
      <text:p text:style-name="P2">&lt;&lt; (bits_per_word – 3*bits_per_sample) : [R1][00][00][00][00][00][00][00]</text:p>
      <text:p text:style-name="P2">&gt;&gt; (bits_per_word – <text:s text:c="2"/>bits_per_sample) : [SS][SS][SS][SS][SS][SS][SS][R1]</text:p>
      <text:p text:style-name="P6">R2: left (64-16), right (64-8)</text:p>
      <text:p text:style-name="P2">&lt;&lt; (bits_per_word – 2*bits_per_sample) : [R1][00][00][00][00][00][00][00]</text:p>
      <text:p text:style-name="P2">&gt;&gt; (bits_per_word – <text:s text:c="2"/>bits_per_sample) : [SS][SS][SS][SS][SS][SS][SS][R1]</text:p>
      <text:p text:style-name="P6">I2: left <text:s/>(64-32), right (64-8)</text:p>
      <text:p text:style-name="P2">&lt;&lt; (bits_per_word – 4*bits_per_sample) : [R1][00][00][00][00][00][00][00]</text:p>
      <text:p text:style-name="P2">&gt;&gt; (bits_per_word – <text:s text:c="2"/>bits_per_sample) : [SS][SS][SS][SS][SS][SS][SS][R1]</text:p>
      <text:p text:style-name="P6">R3: left (64-40), right (64-8)</text:p>
      <text:p text:style-name="P2">&lt;&lt; (bits_per_word – 5*bits_per_sample) : [R1][00][00][00][00][00][00][00]</text:p>
      <text:p text:style-name="P2">&gt;&gt; (bits_per_word – <text:s text:c="2"/>bits_per_sample) : [SS][SS][SS][SS][SS][SS][SS][R1]</text:p>
      <text:p text:style-name="P6">I3: left (64-56), right (64-8):</text:p>
      <text:p text:style-name="P2">&lt;&lt; (bits_per_word – 7*bits_per_sample) : [R1][00][00][00][00][00][00][00]</text:p>
      <text:p text:style-name="P2">&gt;&gt; (bits_per_word – <text:s text:c="2"/>bits_per_sample) : [SS][SS][SS][SS][SS][SS][SS][R1]</text:p>
      <text:p text:style-name="P6"><text:soft-page-break/>R4: left (64-48), right (64-8)</text:p>
      <text:p text:style-name="P2">&lt;&lt; (bits_per_word – 6*bits_per_sample) : [R1][00][00][00][00][00][00][00]</text:p>
      <text:p text:style-name="P2">&gt;&gt; (bits_per_word – <text:s text:c="2"/>bits_per_sample) : [SS][SS][SS][SS][SS][SS][SS][R1]</text:p>
      <text:p text:style-name="P6">I4: left <text:s/>(64-64), right (64-8)</text:p>
      <text:p text:style-name="P2">&lt;&lt; (bits_per_word – 8*bits_per_sample) : [R1][00][00][00][00][00][00][00]</text:p>
      <text:p text:style-name="P2">&gt;&gt; (bits_per_word – <text:s text:c="2"/>bits_per_sample) : [SS][SS][SS][SS][SS][SS][SS][R1]</text:p>
      <text:p text:style-name="P6">So the revised algorithm should be</text:p>
      <text:p text:style-name="P6"><text:span text:style-name="T4">for (j = 0; j &lt; samp_per_word; j++)</text:span></text:p>
      <text:p text:style-name="P2"><text:s text:c="2"/>{</text:p>
      <text:p text:style-name="P2"><text:s text:c="4"/>/* left shift &amp; right shift data to obtain isamp and qsamp, this</text:p>
      <text:p text:style-name="P2"><text:s text:c="5"/>* isolates and sign extends the current sample in the vme_data word */</text:p>
      <text:p text:style-name="P2"><text:s text:c="4"/>isamp = ntohl(rcd-&gt;data[i]) &lt;&lt; (bits_per_word - (bits_per_sample * (j + 1)));</text:p>
      <text:p text:style-name="P2"><text:s text:c="4"/>isamp &gt;&gt;= (bits_per_word - bits_per_sample);</text:p>
      <text:p text:style-name="P2"><text:s text:c="4"/>qsamp = ntohl(rcd-&gt;data[i]) &lt;&lt; (bits_per_word - (bits_per_sample * (j + 3)));</text:p>
      <text:p text:style-name="P2"><text:s text:c="4"/>qsamp &gt;&gt;= (bits_per_word – bits_per_sample);</text:p>
      <text:p text:style-name="P6"><text:span text:style-name="T4"><text:s text:c="2"/>}</text:span></text:p>
      <text:p text:style-name="P6"><text:span text:style-name="T4"/></text:p>
      <text:p text:style-name="P6"/>
      <text:p text:style-name="P8">Unpacking BLS Raw Data</text:p>
      <text:p text:style-name="P6"/>
      <text:p text:style-name="P6">I wrote a C module to unpack BLS data the way the ravi2 post_proc programs do, namely, using function <text:span text:style-name="T4">get_vdr_data_samples</text:span> (file <text:span text:style-name="T4">get_vdr_samples.c</text:span>). I then wrote a Python test program</text:p>
      <text:p text:style-name="P2">In [1]: run test_vdr_support.py</text:p>
      <text:p text:style-name="P2">4 complex samples per 64-bit word</text:p>
      <text:p text:style-name="P2">4 64-bit words</text:p>
      <text:p text:style-name="P2">32 data bytes</text:p>
      <text:p text:style-name="P2">4 64-bit words</text:p>
      <text:p text:style-name="P2">Buffer length is 4 32-bit words</text:p>
      <text:p text:style-name="P2">Bits per sample is 8</text:p>
      <text:p text:style-name="P2">word 0 = f4effef9</text:p>
      <text:p text:style-name="P2">sample 0, real - step 1: f9000000</text:p>
      <text:p text:style-name="P2">sample 0, real - step 2: fffffff9</text:p>
      <text:p text:style-name="P2">sample 0, imag - step 1: effef900</text:p>
      <text:p text:style-name="P2">sample 0, imag - step 2: ffffffef</text:p>
      <text:p text:style-name="P2">sample 1, real - step 1: fef90000</text:p>
      <text:p text:style-name="P2">sample 1, real - step 2: fffffffe</text:p>
      <text:p text:style-name="P2">sample 1, imag - step 1: f4effef9</text:p>
      <text:p text:style-name="P2">sample 1, imag - step 2: fffffff4</text:p>
      <text:p text:style-name="P2">complex pair = -1.500000,-11.500000</text:p>
      <text:p text:style-name="P2">word 1 = f810fdf1</text:p>
      <text:p text:style-name="P2">sample 0, real - step 1: f1000000</text:p>
      <text:p text:style-name="P2">sample 0, real - step 2: fffffff1</text:p>
      <text:p text:style-name="P2">sample 0, imag - step 1: 10fdf100</text:p>
      <text:p text:style-name="P2">sample 0, imag - step 2: 00000010</text:p>
      <text:p text:style-name="P2">sample 1, real - step 1: fdf10000</text:p>
      <text:p text:style-name="P2">sample 1, real - step 2: fffffffd</text:p>
      <text:p text:style-name="P2">sample 1, imag - step 1: f810fdf1</text:p>
      <text:p text:style-name="P2">sample 1, imag - step 2: fffffff8</text:p>
      <text:p text:style-name="P2">complex pair = -2.500000,-7.500000</text:p>
      <text:p text:style-name="P2">word 2 = f7cedc06</text:p>
      <text:p text:style-name="P2">sample 0, real - step 1: 06000000</text:p>
      <text:p text:style-name="P2"><text:soft-page-break/>sample 0, real - step 2: 00000006</text:p>
      <text:p text:style-name="P2">sample 0, imag - step 1: cedc0600</text:p>
      <text:p text:style-name="P2">sample 0, imag - step 2: ffffffce</text:p>
      <text:p text:style-name="P2">sample 1, real - step 1: dc060000</text:p>
      <text:p text:style-name="P2">sample 1, real - step 2: ffffffdc</text:p>
      <text:p text:style-name="P2">sample 1, imag - step 1: f7cedc06</text:p>
      <text:p text:style-name="P2">sample 1, imag - step 2: fffffff7</text:p>
      <text:p text:style-name="P2">complex pair = -35.500000,-8.500000</text:p>
      <text:p text:style-name="P2">word 3 = 06224629</text:p>
      <text:p text:style-name="P2">sample 0, real - step 1: 29000000</text:p>
      <text:p text:style-name="P2">sample 0, real - step 2: 00000029</text:p>
      <text:p text:style-name="P2">sample 0, imag - step 1: 22462900</text:p>
      <text:p text:style-name="P2">sample 0, imag - step 2: 00000022</text:p>
      <text:p text:style-name="P2">sample 1, real - step 1: 46290000</text:p>
      <text:p text:style-name="P2">sample 1, real - step 2: 00000046</text:p>
      <text:p text:style-name="P2">sample 1, imag - step 1: 06224629</text:p>
      <text:p text:style-name="P2">sample 1, imag - step 2: 00000006</text:p>
      <text:p text:style-name="P2">complex pair = 70.500000,6.500000</text:p>
      <text:p text:style-name="P2">[(-1.5-11.5j), (-2.5-7.5j), (-35.5-8.5j), (70.5+6.5j), &lt;nil&gt;, &lt;nil&gt;, &lt;nil&gt;, &lt;nil&gt;]</text:p>
      <text:p text:style-name="P6">Almos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5-06T10:19:44</meta:creation-date>
    <dc:date>2010-05-31T11:53:19</dc:date>
    <meta:editing-cycles>12</meta:editing-cycles>
    <meta:editing-duration>P1DT0H36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31" meta:word-count="1791" meta:character-count="9829"/>
  </office:meta>
</office:document-meta>
</file>